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1mm" svg:height="90.04mm" svg:x="94.12mm" svg:y="9.83mm">
            <draw:object draw:notify-on-update-of-ranges="Hoja1.B1:Hoja1.B1 Hoja1.A2:Hoja1.A2 Hoja1.A2:Hoja1.A9 Hoja1.C1:Hoja1.C1 Hoja1.B2:Hoja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mm" svg:height="90.05mm" svg:x="116.14mm" svg:y="111.82mm">
            <draw:object draw:notify-on-update-of-ranges="Hoja1.A26:Hoja1.A26 Hoja1.A27:Hoja1.A42 Hoja1.B26:Hoja1.B26 Hoja1.B27:Hoja1.B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mm" svg:height="90.04mm" svg:x="109.26mm" svg:y="210.9mm">
            <draw:object draw:notify-on-update-of-ranges="Hoja1.A48:Hoja1.A48 Hoja1.A49:Hoja1.A56 Hoja1.B48:Hoja1.B48 Hoja1.B49:Hoja1.B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mm" svg:height="90.05mm" svg:x="124.67mm" svg:y="313.95mm">
            <draw:object draw:notify-on-update-of-ranges="Hoja1.A71:Hoja1.A71 Hoja1.A72:Hoja1.A79 Hoja1.B71:Hoja1.B71 Hoja1.B72:Hoja1.B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1mm" svg:height="90.04mm" svg:x="125.77mm" svg:y="414.36mm">
            <draw:object draw:notify-on-update-of-ranges="Hoja1.A92:Hoja1.A92 Hoja1.A93:Hoja1.A100 Hoja1.B92:Hoja1.B92 Hoja1.B93:Hoja1.B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8mm" svg:height="89.8mm" svg:x="112.82mm" svg:y="519.73mm">
            <draw:object draw:notify-on-update-of-ranges="Hoja1.A115:Hoja1.A115 Hoja1.A116:Hoja1.A123 Hoja1.B115:Hoja1.B115 Hoja1.B116:Hoja1.B1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88mm" svg:height="90.07mm" svg:x="113.1mm" svg:y="617.77mm">
            <draw:object draw:notify-on-update-of-ranges="Hoja1.A142:Hoja1.A142 Hoja1.A143:Hoja1.A150 Hoja1.B142:Hoja1.B142 Hoja1.B143:Hoja1.B1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8mm" svg:height="90.08mm" svg:x="113.92mm" svg:y="716.61mm">
            <draw:object draw:notify-on-update-of-ranges="Hoja1.A160:Hoja1.A160 Hoja1.A161:Hoja1.A168 Hoja1.B160:Hoja1.B160 Hoja1.B161:Hoja1.B1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ntidad de pasos</text:p>
          </table:table-cell>
          <table:table-cell office:value-type="string" calcext:value-type="string">
            <text:p>Tiempo resultante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.483939" calcext:value-type="float">
            <text:p>1,483939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2.980096" calcext:value-type="float">
            <text:p>2,980096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4.436868" calcext:value-type="float">
            <text:p>4,436868</text:p>
          </table:table-cell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5.90266" calcext:value-type="float">
            <text:p>5,90266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7.428052" calcext:value-type="float">
            <text:p>7,428052</text:p>
          </table:table-cell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office:value-type="float" office:value="9.098704" calcext:value-type="float">
            <text:p>9,098704</text:p>
          </table:table-cell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float" office:value="10.337082" calcext:value-type="float">
            <text:p>10,337082</text:p>
          </table:table-cell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11.761273" calcext:value-type="float">
            <text:p>11,761273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antidad de hilos</text:p>
          </table:table-cell>
          <table:table-cell office:value-type="string" calcext:value-type="string">
            <text:p>Tiempo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803" calcext:value-type="float">
            <text:p>1,47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776344" calcext:value-type="float">
            <text:p>0,776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5184" calcext:value-type="float">
            <text:p>0,545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1415" calcext:value-type="float">
            <text:p>0,451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7127" calcext:value-type="float">
            <text:p>0,467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1759" calcext:value-type="float">
            <text:p>0,4717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9187" calcext:value-type="float">
            <text:p>0,469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7256" calcext:value-type="float">
            <text:p>0,457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562" calcext:value-type="float">
            <text:p>0,44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9565" calcext:value-type="float">
            <text:p>0,459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2905" calcext:value-type="float">
            <text:p>0,4529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1859" calcext:value-type="float">
            <text:p>0,451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1519" calcext:value-type="float">
            <text:p>0,451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5519" calcext:value-type="float">
            <text:p>0,455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9197" calcext:value-type="float">
            <text:p>0,4491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0599" calcext:value-type="float">
            <text:p>0,45059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Numero de Hilos</text:p>
          </table:table-cell>
          <table:table-cell table:style-name="ce2" office:value-type="string" calcext:value-type="string">
            <text:p>Tiempo (s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451" calcext:value-type="float">
            <text:p>0,0045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2336" calcext:value-type="float">
            <text:p>0,00233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93" calcext:value-type="float">
            <text:p>0,002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633" calcext:value-type="float">
            <text:p>0,001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083" calcext:value-type="float">
            <text:p>0,0020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869" calcext:value-type="float">
            <text:p>0,0018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955" calcext:value-type="float">
            <text:p>0,001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257" calcext:value-type="float">
            <text:p>0,002257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table:style-name="ce1" office:value-type="string" calcext:value-type="string">
            <text:p>Numero de Hilos</text:p>
          </table:table-cell>
          <table:table-cell table:style-name="ce2" office:value-type="string" calcext:value-type="string">
            <text:p>Tiempo (s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112" calcext:value-type="float">
            <text:p>0,0011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705" calcext:value-type="float">
            <text:p>0,00070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639" calcext:value-type="float">
            <text:p>0,000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12" calcext:value-type="float">
            <text:p>0,000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48" calcext:value-type="float">
            <text:p>0,00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94" calcext:value-type="float">
            <text:p>0,0008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79" calcext:value-type="float">
            <text:p>0,00027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table:style-name="ce1" office:value-type="string" calcext:value-type="string">
            <text:p>Numero de Hilos</text:p>
          </table:table-cell>
          <table:table-cell table:style-name="ce2" office:value-type="string" calcext:value-type="string">
            <text:p>Tiempo (s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87" calcext:value-type="float">
            <text:p>0,00018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236" calcext:value-type="float">
            <text:p>0,00023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18" calcext:value-type="float">
            <text:p>0,00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646" calcext:value-type="float">
            <text:p>0,000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1" calcext:value-type="float">
            <text:p>0,004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36" calcext:value-type="float">
            <text:p>0,000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62" calcext:value-type="float">
            <text:p>0,0001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65" calcext:value-type="float">
            <text:p>0,000165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table:style-name="ce1" office:value-type="string" calcext:value-type="string">
            <text:p>Numero de Hilos</text:p>
          </table:table-cell>
          <table:table-cell table:style-name="ce2" office:value-type="string" calcext:value-type="string">
            <text:p>Tiempo (s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3368" calcext:value-type="float">
            <text:p>0,24336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81633" calcext:value-type="float">
            <text:p>0,08163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1326" calcext:value-type="float">
            <text:p>0,0613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402" calcext:value-type="float">
            <text:p>0,062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914" calcext:value-type="float">
            <text:p>0,065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9075" calcext:value-type="float">
            <text:p>0,0590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6954" calcext:value-type="float">
            <text:p>0,056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526" calcext:value-type="float">
            <text:p>0,055526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table:style-name="ce1" office:value-type="string" calcext:value-type="string">
            <text:p>Numero de Hilos</text:p>
          </table:table-cell>
          <table:table-cell table:style-name="ce2" office:value-type="string" calcext:value-type="string">
            <text:p>Tiempo (s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726" calcext:value-type="float">
            <text:p>0,0472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7568" calcext:value-type="float">
            <text:p>0,01756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30687" calcext:value-type="float">
            <text:p>0,0306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237" calcext:value-type="float">
            <text:p>0,025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831" calcext:value-type="float">
            <text:p>0,0118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882" calcext:value-type="float">
            <text:p>0,017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0133" calcext:value-type="float">
            <text:p>0,0201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947" calcext:value-type="float">
            <text:p>0,017947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" office:value-type="string" calcext:value-type="string">
            <text:p>Numero de Hilos</text:p>
          </table:table-cell>
          <table:table-cell table:style-name="ce2" office:value-type="string" calcext:value-type="string">
            <text:p>Tiempo (s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2585" calcext:value-type="float">
            <text:p>0,00258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869" calcext:value-type="float">
            <text:p>0,00086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863" calcext:value-type="float">
            <text:p>0,000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174" calcext:value-type="float">
            <text:p>0,00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346" calcext:value-type="float">
            <text:p>0,001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946" calcext:value-type="float">
            <text:p>0,001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957" calcext:value-type="float">
            <text:p>0,0039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387" calcext:value-type="float">
            <text:p>0,001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15:48.388614393</meta:creation-date>
    <dc:date>2019-09-18T18:04:15.045118184</dc:date>
    <meta:editing-duration>PT5M47S</meta:editing-duration>
    <meta:editing-cycles>1</meta:editing-cycles>
    <meta:document-statistic meta:table-count="1" meta:cell-count="160" meta:object-count="8"/>
    <meta:generator>LibreOffice/6.2.6.2$Linux_X86_64 LibreOffice_project/20$Build-2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5.717cm" svg:y="0.316cm" chart:style-name="ch2">
          <text:p>Tiempo vs Iteraciones</text:p>
        </chart:title>
        <chart:subtitle svg:x="6.788cm" svg:y="1.275cm" chart:style-name="ch3">
          <text:p>Calculo de Pi</text:p>
        </chart:subtitle>
        <chart:plot-area chart:style-name="ch4" table:cell-range-address="Hoja1.A1:Hoja1.C1 Hoja1.A2:Hoja1.B9" chart:data-source-has-labels="both" svg:x="1.33cm" svg:y="2.138cm" svg:width="14.343cm" svg:height="5.706cm">
          <chartooo:coordinate-region svg:x="1.766cm" svg:y="2.337cm" svg:width="12.794cm" svg:height="4.86cm"/>
          <chart:axis chart:dimension="x" chart:name="primary-x" chart:style-name="ch5" chartooo:axis-type="auto">
            <chart:title svg:x="7.65cm" svg:y="8.024cm" chart:style-name="ch6">
              <text:p>Iteraciones</text:p>
            </chart:title>
            <chart:categories table:cell-range-address="Hoja1.B1:Hoja1.B1"/>
          </chart:axis>
          <chart:axis chart:dimension="y" chart:name="primary-y" chart:style-name="ch5">
            <chart:title svg:x="0.451cm" svg:y="5.816cm" chart:style-name="ch7">
              <text:p>Tiempo (s)</text:p>
            </chart:title>
            <chart:grid chart:style-name="ch8" chart:class="major"/>
          </chart:axis>
          <chart:series chart:style-name="ch9" chart:values-cell-range-address="Hoja1.B2:Hoja1.B9" chart:label-cell-address="Hoja1.C1:Hoja1.C1" chart:class="chart:scatter">
            <chart:domain table:cell-range-address="Hoja1.A2:Hoja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/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empo resultante</text:p>
                <draw:g>
                  <svg:desc>Hoja1.B1:Hoja1.B1</svg:desc>
                </draw:g>
              </table:table-cell>
              <table:table-cell office:value-type="float" office:value="100000000">
                <text:p>100000000</text:p>
                <draw:g>
                  <svg:desc>Hoja1.A2:Hoja1.A9</svg:desc>
                </draw:g>
              </table:table-cell>
              <table:table-cell office:value-type="float" office:value="1.483939">
                <text:p>1.483939</text:p>
                <draw:g>
                  <svg:desc>Hoja1.B2:Hoja1.B9</svg:desc>
                </draw:g>
              </table:table-cell>
            </table:table-row>
            <table:table-row>
              <table:table-cell office:value-type="string"/>
              <table:table-cell office:value-type="float" office:value="200000000">
                <text:p>200000000</text:p>
              </table:table-cell>
              <table:table-cell office:value-type="float" office:value="2.980096">
                <text:p>2.980096</text:p>
              </table:table-cell>
            </table:table-row>
            <table:table-row>
              <table:table-cell office:value-type="string"/>
              <table:table-cell office:value-type="float" office:value="300000000">
                <text:p>300000000</text:p>
              </table:table-cell>
              <table:table-cell office:value-type="float" office:value="4.436868">
                <text:p>4.436868</text:p>
              </table:table-cell>
            </table:table-row>
            <table:table-row>
              <table:table-cell office:value-type="string"/>
              <table:table-cell office:value-type="float" office:value="400000000">
                <text:p>400000000</text:p>
              </table:table-cell>
              <table:table-cell office:value-type="float" office:value="5.90266">
                <text:p>5.90266</text:p>
              </table:table-cell>
            </table:table-row>
            <table:table-row>
              <table:table-cell office:value-type="string"/>
              <table:table-cell office:value-type="float" office:value="500000000">
                <text:p>500000000</text:p>
              </table:table-cell>
              <table:table-cell office:value-type="float" office:value="7.428052">
                <text:p>7.428052</text:p>
              </table:table-cell>
            </table:table-row>
            <table:table-row>
              <table:table-cell office:value-type="string"/>
              <table:table-cell office:value-type="float" office:value="600000000">
                <text:p>600000000</text:p>
              </table:table-cell>
              <table:table-cell office:value-type="float" office:value="9.098704">
                <text:p>9.098704</text:p>
              </table:table-cell>
            </table:table-row>
            <table:table-row>
              <table:table-cell office:value-type="string"/>
              <table:table-cell office:value-type="float" office:value="700000000">
                <text:p>700000000</text:p>
              </table:table-cell>
              <table:table-cell office:value-type="float" office:value="10.337082">
                <text:p>10.337082</text:p>
              </table:table-cell>
            </table:table-row>
            <table:table-row>
              <table:table-cell office:value-type="string"/>
              <table:table-cell office:value-type="float" office:value="800000000">
                <text:p>800000000</text:p>
              </table:table-cell>
              <table:table-cell office:value-type="float" office:value="11.761273">
                <text:p>11.761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5.067cm" svg:y="0.316cm" chart:style-name="ch2">
          <text:p>Tiempo vs Cantidad de Hilos</text:p>
        </chart:title>
        <chart:subtitle svg:x="6.033cm" svg:y="1.275cm" chart:style-name="ch3">
          <text:p>Calculo de Pi Paralelo</text:p>
        </chart:subtitle>
        <chart:plot-area chart:style-name="ch4" table:cell-range-address="Hoja1.A26:Hoja1.B42" chart:data-source-has-labels="row" svg:x="1.33cm" svg:y="2.138cm" svg:width="14.342cm" svg:height="5.707cm">
          <chartooo:coordinate-region svg:x="2.057cm" svg:y="2.337cm" svg:width="13.429cm" svg:height="4.861cm"/>
          <chart:axis chart:dimension="x" chart:name="primary-x" chart:style-name="ch5">
            <chart:title svg:x="7.147cm" svg:y="8.025cm" chart:style-name="ch6">
              <text:p>Cantidad de Hilos</text:p>
            </chart:title>
          </chart:axis>
          <chart:axis chart:dimension="y" chart:name="primary-y" chart:style-name="ch5">
            <chart:title svg:x="0.451cm" svg:y="5.816cm" chart:style-name="ch7">
              <text:p>Tiempo (s)</text:p>
            </chart:title>
            <chart:grid chart:style-name="ch8" chart:class="major"/>
          </chart:axis>
          <chart:series chart:style-name="ch9" chart:values-cell-range-address="Hoja1.B27:Hoja1.B42" chart:label-cell-address="Hoja1.B26:Hoja1.B26" chart:class="chart:scatter">
            <chart:domain table:cell-range-address="Hoja1.A27:Hoja1.A42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s)</text:p>
                <draw:g>
                  <svg:desc>Hoja1.B26:Hoja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7:Hoja1.A42</svg:desc>
                </draw:g>
              </table:table-cell>
              <table:table-cell office:value-type="float" office:value="1.47803">
                <text:p>1.47803</text:p>
                <draw:g>
                  <svg:desc>Hoja1.B27:Hoja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76344">
                <text:p>0.776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5184">
                <text:p>0.545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51415">
                <text:p>0.45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67127">
                <text:p>0.467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1759">
                <text:p>0.471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69187">
                <text:p>0.469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57256">
                <text:p>0.457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4562">
                <text:p>0.44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9565">
                <text:p>0.459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52905">
                <text:p>0.452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51859">
                <text:p>0.451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51519">
                <text:p>0.451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5519">
                <text:p>0.455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49197">
                <text:p>0.449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50599">
                <text:p>0.450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5.067cm" svg:y="0.316cm" chart:style-name="ch2">
          <text:p>Tiempo vs Cantidad de Hilos</text:p>
        </chart:title>
        <chart:subtitle svg:x="4.895cm" svg:y="1.275cm" chart:style-name="ch3">
          <text:p>SASPY Vector de tamaño 1000000</text:p>
        </chart:subtitle>
        <chart:plot-area chart:style-name="ch4" table:cell-range-address="Hoja1.A48:Hoja1.B56" chart:data-source-has-labels="row" svg:x="1.33cm" svg:y="2.138cm" svg:width="14.342cm" svg:height="5.706cm">
          <chartooo:coordinate-region svg:x="2.613cm" svg:y="2.337cm" svg:width="12.965cm" svg:height="4.86cm"/>
          <chart:axis chart:dimension="x" chart:name="primary-x" chart:style-name="ch5">
            <chart:title svg:x="7.147cm" svg:y="8.024cm" chart:style-name="ch6">
              <text:p>Cantidad de Hilos</text:p>
            </chart:title>
          </chart:axis>
          <chart:axis chart:dimension="y" chart:name="primary-y" chart:style-name="ch5">
            <chart:title svg:x="0.451cm" svg:y="5.816cm" chart:style-name="ch7">
              <text:p>Tiempo (s)</text:p>
            </chart:title>
            <chart:grid chart:style-name="ch8" chart:class="major"/>
          </chart:axis>
          <chart:series chart:style-name="ch9" chart:values-cell-range-address="Hoja1.B49:Hoja1.B56" chart:label-cell-address="Hoja1.B48:Hoja1.B48" chart:class="chart:scatter">
            <chart:domain table:cell-range-address="Hoja1.A49:Hoja1.A5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s)</text:p>
                <draw:g>
                  <svg:desc>Hoja1.B48:Hoja1.B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49:Hoja1.A56</svg:desc>
                </draw:g>
              </table:table-cell>
              <table:table-cell office:value-type="float" office:value="0.00451">
                <text:p>0.00451</text:p>
                <draw:g>
                  <svg:desc>Hoja1.B49:Hoja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36">
                <text:p>0.002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293">
                <text:p>0.002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633">
                <text:p>0.001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083">
                <text:p>0.002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1869">
                <text:p>0.001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1955">
                <text:p>0.001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257">
                <text:p>0.002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5.067cm" svg:y="0.316cm" chart:style-name="ch2">
          <text:p>Tiempo vs Cantidad de Hilos</text:p>
        </chart:title>
        <chart:subtitle svg:x="5.001cm" svg:y="1.275cm" chart:style-name="ch3">
          <text:p>SAXPY Vector de tamaño 100000</text:p>
        </chart:subtitle>
        <chart:plot-area chart:style-name="ch4" table:cell-range-address="Hoja1.A71:Hoja1.B79" chart:data-source-has-labels="row" svg:x="1.33cm" svg:y="2.138cm" svg:width="14.342cm" svg:height="5.707cm">
          <chartooo:coordinate-region svg:x="2.613cm" svg:y="2.337cm" svg:width="12.965cm" svg:height="4.861cm"/>
          <chart:axis chart:dimension="x" chart:name="primary-x" chart:style-name="ch5">
            <chart:title svg:x="7.147cm" svg:y="8.025cm" chart:style-name="ch6">
              <text:p>Cantidad de Hilos</text:p>
            </chart:title>
          </chart:axis>
          <chart:axis chart:dimension="y" chart:name="primary-y" chart:style-name="ch5">
            <chart:title svg:x="0.451cm" svg:y="5.816cm" chart:style-name="ch7">
              <text:p>Tiempo (s)</text:p>
            </chart:title>
            <chart:grid chart:style-name="ch8" chart:class="major"/>
          </chart:axis>
          <chart:series chart:style-name="ch9" chart:values-cell-range-address="Hoja1.B72:Hoja1.B79" chart:label-cell-address="Hoja1.B71:Hoja1.B71" chart:class="chart:scatter">
            <chart:domain table:cell-range-address="Hoja1.A72:Hoja1.A7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s)</text:p>
                <draw:g>
                  <svg:desc>Hoja1.B71:Hoja1.B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72:Hoja1.A79</svg:desc>
                </draw:g>
              </table:table-cell>
              <table:table-cell office:value-type="float" office:value="0.00112">
                <text:p>0.00112</text:p>
                <draw:g>
                  <svg:desc>Hoja1.B72:Hoja1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412">
                <text:p>0.000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79">
                <text:p>0.0002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5.068cm" svg:y="0.316cm" chart:style-name="ch2">
          <text:p>Tiempo vs Cantidad de Hilos</text:p>
        </chart:title>
        <chart:subtitle svg:x="5.373cm" svg:y="1.275cm" chart:style-name="ch3">
          <text:p>SAXPY Vector tamaño 10000</text:p>
        </chart:subtitle>
        <chart:plot-area chart:style-name="ch4" table:cell-range-address="Hoja1.A92:Hoja1.B100" chart:data-source-has-labels="row" svg:x="1.33cm" svg:y="2.138cm" svg:width="14.343cm" svg:height="5.706cm">
          <chartooo:coordinate-region svg:x="2.613cm" svg:y="2.337cm" svg:width="12.966cm" svg:height="4.86cm"/>
          <chart:axis chart:dimension="x" chart:name="primary-x" chart:style-name="ch5">
            <chart:title svg:x="7.147cm" svg:y="8.024cm" chart:style-name="ch6">
              <text:p>Cantidad de Hilos</text:p>
            </chart:title>
          </chart:axis>
          <chart:axis chart:dimension="y" chart:name="primary-y" chart:style-name="ch5">
            <chart:title svg:x="0.451cm" svg:y="5.816cm" chart:style-name="ch7">
              <text:p>Tiempo (s)</text:p>
            </chart:title>
            <chart:grid chart:style-name="ch8" chart:class="major"/>
          </chart:axis>
          <chart:series chart:style-name="ch9" chart:values-cell-range-address="Hoja1.B93:Hoja1.B100" chart:label-cell-address="Hoja1.B92:Hoja1.B92" chart:class="chart:scatter">
            <chart:domain table:cell-range-address="Hoja1.A93:Hoja1.A10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s)</text:p>
                <draw:g>
                  <svg:desc>Hoja1.B92:Hoja1.B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93:Hoja1.A100</svg:desc>
                </draw:g>
              </table:table-cell>
              <table:table-cell office:value-type="float" office:value="0.000187">
                <text:p>0.000187</text:p>
                <draw:g>
                  <svg:desc>Hoja1.B93:Hoja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4081">
                <text:p>0.004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165">
                <text:p>0.0001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8.981cm" xlink:href=".." xlink:type="simple" chart:class="chart:scatter" chart:style-name="ch1">
        <chart:title svg:x="5.066cm" svg:y="0.315cm" chart:style-name="ch2">
          <text:p>Tiempo vs Cantidad de Hilos</text:p>
        </chart:title>
        <chart:subtitle svg:x="5.569cm" svg:y="1.273cm" chart:style-name="ch3">
          <text:p>Euler 10000000 Iteraciones</text:p>
        </chart:subtitle>
        <chart:plot-area chart:style-name="ch4" table:cell-range-address="Hoja1.A115:Hoja1.B123" chart:data-source-has-labels="row" svg:x="1.33cm" svg:y="2.135cm" svg:width="14.34cm" svg:height="5.686cm">
          <chartooo:coordinate-region svg:x="2.242cm" svg:y="2.335cm" svg:width="13.334cm" svg:height="4.839cm"/>
          <chart:axis chart:dimension="x" chart:name="primary-x" chart:style-name="ch5">
            <chart:title svg:x="7.146cm" svg:y="8cm" chart:style-name="ch6">
              <text:p>Cantidad de Hilos</text:p>
            </chart:title>
          </chart:axis>
          <chart:axis chart:dimension="y" chart:name="primary-y" chart:style-name="ch5">
            <chart:title svg:x="0.451cm" svg:y="5.803cm" chart:style-name="ch7">
              <text:p>Tiempo (s)</text:p>
            </chart:title>
            <chart:grid chart:style-name="ch8" chart:class="major"/>
          </chart:axis>
          <chart:series chart:style-name="ch9" chart:values-cell-range-address="Hoja1.B116:Hoja1.B123" chart:label-cell-address="Hoja1.B115:Hoja1.B115" chart:class="chart:scatter">
            <chart:domain table:cell-range-address="Hoja1.A116:Hoja1.A123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s)</text:p>
                <draw:g>
                  <svg:desc>Hoja1.B115:Hoja1.B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16:Hoja1.A123</svg:desc>
                </draw:g>
              </table:table-cell>
              <table:table-cell office:value-type="float" office:value="0.243368">
                <text:p>0.243368</text:p>
                <draw:g>
                  <svg:desc>Hoja1.B116:Hoja1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1633">
                <text:p>0.081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1326">
                <text:p>0.061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2402">
                <text:p>0.062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5914">
                <text:p>0.065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9075">
                <text:p>0.059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6954">
                <text:p>0.056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5526">
                <text:p>0.0555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8cm" xlink:href=".." xlink:type="simple" chart:class="chart:scatter" chart:style-name="ch1">
        <chart:title svg:x="4.947cm" svg:y="0.316cm" chart:style-name="ch2">
          <text:p>Tiempos vs Cantidad de Hilos</text:p>
        </chart:title>
        <chart:subtitle svg:x="5.675cm" svg:y="1.275cm" chart:style-name="ch3">
          <text:p>Euler 1000000 Iteraciones</text:p>
        </chart:subtitle>
        <chart:plot-area chart:style-name="ch4" table:cell-range-address="Hoja1.A142:Hoja1.B150" chart:data-source-has-labels="row" svg:x="1.33cm" svg:y="2.138cm" svg:width="14.34cm" svg:height="5.709cm">
          <chartooo:coordinate-region svg:x="2.428cm" svg:y="2.337cm" svg:width="13.148cm" svg:height="4.863cm"/>
          <chart:axis chart:dimension="x" chart:name="primary-x" chart:style-name="ch5">
            <chart:title svg:x="7.226cm" svg:y="8.027cm" chart:style-name="ch6">
              <text:p>Número de Hilos</text:p>
            </chart:title>
          </chart:axis>
          <chart:axis chart:dimension="y" chart:name="primary-y" chart:style-name="ch5">
            <chart:title svg:x="0.451cm" svg:y="5.817cm" chart:style-name="ch7">
              <text:p>Tiempo (s)</text:p>
            </chart:title>
            <chart:grid chart:style-name="ch8" chart:class="major"/>
          </chart:axis>
          <chart:series chart:style-name="ch9" chart:values-cell-range-address="Hoja1.B143:Hoja1.B150" chart:label-cell-address="Hoja1.B142:Hoja1.B142" chart:class="chart:scatter">
            <chart:domain table:cell-range-address="Hoja1.A143:Hoja1.A15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s)</text:p>
                <draw:g>
                  <svg:desc>Hoja1.B142:Hoja1.B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43:Hoja1.A150</svg:desc>
                </draw:g>
              </table:table-cell>
              <table:table-cell office:value-type="float" office:value="0.04726">
                <text:p>0.04726</text:p>
                <draw:g>
                  <svg:desc>Hoja1.B143:Hoja1.B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7568">
                <text:p>0.017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0687">
                <text:p>0.030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5237">
                <text:p>0.025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1831">
                <text:p>0.011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7882">
                <text:p>0.017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0133">
                <text:p>0.020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7947">
                <text:p>0.0179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9cm" xlink:href=".." xlink:type="simple" chart:class="chart:scatter" chart:style-name="ch1">
        <chart:title svg:x="5.066cm" svg:y="0.316cm" chart:style-name="ch2">
          <text:p>Tiempo vs Cantidad de Hilos</text:p>
        </chart:title>
        <chart:subtitle svg:x="5.781cm" svg:y="1.275cm" chart:style-name="ch3">
          <text:p>Euler 100000 Iteraciones</text:p>
        </chart:subtitle>
        <chart:plot-area chart:style-name="ch4" table:cell-range-address="Hoja1.A160:Hoja1.B168" chart:data-source-has-labels="row" svg:x="1.33cm" svg:y="2.138cm" svg:width="14.34cm" svg:height="5.71cm">
          <chartooo:coordinate-region svg:x="2.613cm" svg:y="2.337cm" svg:width="12.963cm" svg:height="4.864cm"/>
          <chart:axis chart:dimension="x" chart:name="primary-x" chart:style-name="ch5">
            <chart:title svg:x="7.146cm" svg:y="8.028cm" chart:style-name="ch6">
              <text:p>Cantidad de Hilos</text:p>
            </chart:title>
          </chart:axis>
          <chart:axis chart:dimension="y" chart:name="primary-y" chart:style-name="ch5">
            <chart:title svg:x="0.451cm" svg:y="5.818cm" chart:style-name="ch7">
              <text:p>Tiempo (s)</text:p>
            </chart:title>
            <chart:grid chart:style-name="ch8" chart:class="major"/>
          </chart:axis>
          <chart:series chart:style-name="ch9" chart:values-cell-range-address="Hoja1.B161:Hoja1.B168" chart:label-cell-address="Hoja1.B160:Hoja1.B160" chart:class="chart:scatter">
            <chart:domain table:cell-range-address="Hoja1.A161:Hoja1.A168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s)</text:p>
                <draw:g>
                  <svg:desc>Hoja1.B160:Hoja1.B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61:Hoja1.A168</svg:desc>
                </draw:g>
              </table:table-cell>
              <table:table-cell office:value-type="float" office:value="0.002585">
                <text:p>0.002585</text:p>
                <draw:g>
                  <svg:desc>Hoja1.B161:Hoja1.B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74">
                <text:p>0.003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1346">
                <text:p>0.001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1946">
                <text:p>0.001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957">
                <text:p>0.003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1387">
                <text:p>0.0013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